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margin-top="0in" fo:margin-bottom="0in" loext:contextual-spacing="false" fo:line-height="100%" style:vertical-align="baseline"/>
      <style:text-properties fo:color="#000000" style:font-name="Times New Roman" fo:font-size="14pt" style:letter-kerning="true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</style:style>
    <style:style style:name="P4" style:family="paragraph" style:parent-style-name="Standard_20__28_user_29_">
      <style:paragraph-properties fo:margin-top="0in" fo:margin-bottom="0in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_20__28_user_29_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_20__28_user_29_">
      <style:paragraph-properties fo:margin-top="0in" fo:margin-bottom="0in" loext:contextual-spacing="false" fo:line-height="100%" fo:text-align="end" style:justify-single-word="false"/>
    </style:style>
    <style:style style:name="P7" style:family="paragraph" style:parent-style-name="Standard_20__28_user_29_">
      <style:paragraph-properties fo:margin-top="0in" fo:margin-bottom="0in" loext:contextual-spacing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_20__28_user_29_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_20__28_user_29_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0" style:family="paragraph" style:parent-style-name="Standard_20__28_user_29_">
      <style:paragraph-properties fo:margin-top="0in" fo:margin-bottom="0in" loext:contextual-spacing="false" fo:line-height="150%" fo:text-align="center" style:justify-single-word="false">
        <style:tab-stops>
          <style:tab-stop style:position="2.4673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1" style:family="paragraph" style:parent-style-name="Standard_20__28_user_29_">
      <style:paragraph-properties fo:margin-top="0in" fo:margin-bottom="0in" loext:contextual-spacing="false"/>
      <style:text-properties style:font-name="Times New Roman" fo:font-size="14pt" fo:language="en" fo:country="US" style:font-size-asian="14pt" style:language-asian="en" style:country-asian="US" style:font-name-complex="Times New Roman1" style:font-size-complex="14pt" style:font-weight-complex="bold"/>
    </style:style>
    <style:style style:name="P12" style:family="paragraph" style:parent-style-name="Standard_20__28_user_29_">
      <style:paragraph-properties fo:margin-top="0in" fo:margin-bottom="0in" loext:contextual-spacing="false"/>
      <style:text-properties style:font-name="Times New Roman" fo:font-size="10pt" style:font-size-asian="10pt" style:font-name-complex="Times New Roman1" style:font-size-complex="10pt"/>
    </style:style>
    <style:style style:name="P13" style:family="paragraph" style:parent-style-name="Standard_20__28_user_29_">
      <style:paragraph-properties fo:text-align="center" style:justify-single-word="false"/>
    </style:style>
    <style:style style:name="P14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5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6" style:family="paragraph" style:parent-style-name="Standard_20__28_user_29_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7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9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_20__28_user_29_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_20__28_user_29_">
      <style:paragraph-properties fo:margin-left="3.9335in" fo:margin-right="0in" fo:margin-top="0in" fo:margin-bottom="0in" loext:contextual-spacing="false" fo:line-height="100%" fo:text-align="end" style:justify-single-word="false" fo:text-indent="0.4917in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_20__28_user_29_">
      <style:paragraph-properties fo:margin-left="3.9335in" fo:margin-right="0in" fo:margin-top="0in" fo:margin-bottom="0in" loext:contextual-spacing="false" fo:line-height="100%" fo:text-align="end" style:justify-single-word="false" fo:text-indent="0.4917in" style:auto-text-indent="false"/>
    </style:style>
    <style:style style:name="P24" style:family="paragraph" style:parent-style-name="Standard">
      <style:paragraph-properties fo:line-height="105%" style:vertical-align="baseline"/>
      <style:text-properties style:font-name="Times New Roman" fo:font-size="14pt" style:letter-kerning="true" style:font-name-asian="SimSun" style:font-size-asian="14pt" style:language-asian="en" style:country-asian="US" style:font-name-complex="Times New Roman1" style:font-size-complex="14pt"/>
    </style:style>
    <style:style style:name="P25" style:family="paragraph" style:parent-style-name="Standard">
      <style:paragraph-properties fo:margin-left="-0.5909in" fo:margin-right="0in" fo:margin-top="0in" fo:margin-bottom="0in" loext:contextual-spacing="false" fo:line-height="150%" fo:text-align="justify" style:justify-single-word="false" fo:text-indent="0.7425in" style:auto-text-indent="false">
        <style:tab-stops>
          <style:tab-stop style:position="2.4673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_20__28_user_29_">
      <style:paragraph-properties fo:margin-top="0in" fo:margin-bottom="0.111in" loext:contextual-spacing="false" fo:line-height="15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7" style:family="paragraph" style:parent-style-name="Standard_20__28_user_29_">
      <style:paragraph-properties fo:margin-top="0in" fo:margin-bottom="0.111in" loext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8" style:family="paragraph" style:parent-style-name="Standard_20__28_user_29_">
      <style:paragraph-properties fo:margin-top="0in" fo:margin-bottom="0.111in" loext:contextual-spacing="false" fo:line-height="150%"/>
      <style:text-properties fo:font-size="14pt" style:font-size-asian="14pt" style:font-size-complex="14pt"/>
    </style:style>
    <style:style style:name="P29" style:family="paragraph" style:parent-style-name="List_20_Paragraph" style:list-style-name="WWNum12"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List_20_Paragraph" style:list-style-name="WWNum13"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List_20_Paragraph" style:list-style-name="WWNum14"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List_20_Paragraph" style:list-style-name="WWNum15">
      <style:text-properties style:font-name="Times New Roman" fo:font-size="14pt" style:font-size-asian="14pt" style:font-name-complex="Times New Roman1" style:font-size-complex="14pt"/>
    </style:style>
    <style:style style:name="P33" style:family="paragraph" style:parent-style-name="List_20_Paragraph" style:list-style-name="WWNum16"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List_20_Paragraph" style:list-style-name="WWNum18">
      <style:text-properties style:font-name="Times New Roman" fo:font-size="14pt" style:font-size-asian="14pt" style:font-name-complex="Times New Roman1" style:font-size-complex="14pt"/>
    </style:style>
    <style:style style:name="P35" style:family="paragraph" style:parent-style-name="List_20_Paragraph" style:list-style-name="WWNum1">
      <style:paragraph-properties fo:margin-top="0in" fo:margin-bottom="0in" loext:contextual-spacing="true" fo:line-height="150%" fo:text-align="justify" style:justify-single-word="false">
        <style:tab-stops>
          <style:tab-stop style:position="2.4673in"/>
        </style:tab-stops>
      </style:paragraph-properties>
    </style:style>
    <style:style style:name="P36" style:family="paragraph" style:parent-style-name="List_20_Paragraph" style:list-style-name="WWNum2">
      <style:paragraph-properties fo:margin-top="0in" fo:margin-bottom="0in" loext:contextual-spacing="true" fo:line-height="150%" fo:text-align="justify" style:justify-single-word="false">
        <style:tab-stops>
          <style:tab-stop style:position="2.4673in"/>
        </style:tab-stops>
      </style:paragraph-properties>
    </style:style>
    <style:style style:name="P37" style:family="paragraph" style:parent-style-name="Standard" style:list-style-name="">
      <style:paragraph-properties fo:margin-left="0in" fo:margin-right="0in" fo:margin-top="0.139in" fo:margin-bottom="0in" loext:contextual-spacing="false" fo:line-height="105%" fo:keep-together="always" fo:text-indent="0in" style:auto-text-indent="false" fo:keep-with-next="always" style:vertical-align="baseline"/>
      <style:text-properties fo:color="#000000" style:font-name="Times New Roman" fo:font-size="14pt" fo:font-weight="bold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38" style:family="paragraph" style:parent-style-name="Standard" style:list-style-name="">
      <style:paragraph-properties fo:margin-left="0in" fo:margin-right="0in" fo:margin-top="0.139in" fo:margin-bottom="0in" loext:contextual-spacing="false" fo:line-height="105%" fo:keep-together="always" fo:text-indent="0in" style:auto-text-indent="false" fo:keep-with-next="always" style:vertical-align="baseline"/>
      <style:text-properties style:font-name="Times New Roman" fo:font-size="14pt" fo:font-weight="bold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39" style:family="paragraph" style:parent-style-name="Standard" style:list-style-name="WWNum3">
      <style:paragraph-properties fo:line-height="105%" fo:orphans="0" fo:widows="0" style:vertical-align="baseline"/>
      <style:text-properties style:font-name="Times New Roman" fo:font-size="14pt" style:letter-kerning="true" style:font-name-asian="SimSun" style:font-size-asian="14pt" style:language-asian="en" style:country-asian="US" style:font-name-complex="Times New Roman1" style:font-size-complex="14pt"/>
    </style:style>
    <style:style style:name="P40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2" style:family="paragraph" style:parent-style-name="Standard">
      <style:paragraph-properties fo:margin-top="0in" fo:margin-bottom="0in" loext:contextual-spacing="false" fo:line-height="100%" style:vertical-align="baseline"/>
    </style:style>
    <style:style style:name="P43" style:family="paragraph" style:parent-style-name="Standard">
      <style:paragraph-properties fo:margin-top="0in" fo:margin-bottom="0in" loext:contextual-spacing="false" fo:line-height="100%" style:vertical-align="baseline"/>
      <style:text-properties fo:color="#000000" style:font-name="Times New Roman" fo:font-size="14pt" style:letter-kerning="true" style:font-name-asian="Times New Roman1" style:font-size-asian="14pt" style:font-name-complex="Times New Roman1" style:font-size-complex="14pt"/>
    </style:style>
    <style:style style:name="P44" style:family="paragraph" style:parent-style-name="Standard">
      <style:paragraph-properties fo:margin-top="0in" fo:margin-bottom="0in" loext:contextual-spacing="false" fo:line-height="100%" style:vertical-align="baseline"/>
      <style:text-properties style:font-name="Times New Roman" style:font-name-complex="Times New Roman1"/>
    </style:style>
    <style:style style:name="P45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aa5ff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cc4e6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officeooo:rsid="0006e68f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officeooo:rsid="000aa5ff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0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fo:color="#000000" style:font-name="Times New Roman" fo:font-size="14pt" officeooo:rsid="0006e68f" style:font-name-asian="Times New Roman1" style:font-size-asian="14pt" style:font-name-complex="Times New Roman1" style:font-size-complex="14pt"/>
    </style:style>
    <style:style style:name="T12" style:family="text">
      <style:text-properties fo:color="#000000" style:font-name="Times New Roman" fo:font-size="14pt" officeooo:rsid="000aa5ff" style:font-name-asian="Times New Roman1" style:font-size-asian="14pt" style:font-name-complex="Times New Roman1" style:font-size-complex="14pt"/>
    </style:style>
    <style:style style:name="T13" style:family="text">
      <style:text-properties fo:color="#000000" style:font-name="Times New Roman" fo:font-size="14pt" style:letter-kerning="true" style:font-name-asian="Times New Roman1" style:font-size-asian="14pt" style:font-name-complex="Times New Roman1" style:font-size-complex="14pt"/>
    </style:style>
    <style:style style:name="T14" style:family="text">
      <style:text-properties fo:color="#000000" style:font-name="Times New Roman" fo:font-size="14pt" fo:language="en" fo:country="US" style:letter-kerning="true" style:font-name-asian="Times New Roman1" style:font-size-asian="14pt" style:font-name-complex="Times New Roman1" style:font-size-complex="14pt"/>
    </style:style>
    <style:style style:name="T15" style:family="text">
      <style:text-properties fo:color="#000000" style:font-name="Times New Roman" fo:font-size="14pt" fo:language="ru" fo:country="RU" officeooo:rsid="0006e68f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6" style:family="text">
      <style:text-properties fo:color="#000000" style:font-name="Times New Roman" fo:font-size="14pt" fo:language="ru" fo:country="RU" officeooo:rsid="000aa5ff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7" style:family="text">
      <style:text-properties officeooo:rsid="000aa5ff"/>
    </style:style>
    <style:style style:name="T18" style:family="text">
      <style:text-properties fo:color="#bbb529" style:font-name="JetBrains Mono" fo:font-size="12pt" fo:font-style="normal" fo:font-weight="normal" style:font-size-asian="12pt" style:font-style-asian="normal" style:font-weight-asian="normal"/>
    </style:style>
    <style:style style:name="T19" style:family="text">
      <style:text-properties fo:color="#6a8759" style:font-name="JetBrains Mono" fo:font-size="12pt" fo:font-style="normal" fo:font-weight="normal" style:font-size-asian="12pt" style:font-style-asian="normal" style:font-weight-asian="normal"/>
    </style:style>
    <style:style style:name="T20" style:family="text">
      <style:text-properties fo:color="#cc7832" style:font-name="JetBrains Mono" fo:font-size="12pt" fo:font-style="normal" fo:font-weight="normal" style:font-size-asian="12pt" style:font-style-asian="normal" style:font-weight-asian="normal"/>
    </style:style>
    <style:style style:name="T21" style:family="text">
      <style:text-properties fo:color="#ffc66d" style:font-name="JetBrains Mono" fo:font-size="12pt" fo:font-style="normal" fo:font-weight="normal" style:font-size-asian="12pt" style:font-style-asian="normal" style:font-weight-asian="normal"/>
    </style:style>
    <style:style style:name="T22" style:family="text">
      <style:text-properties fo:color="#a9b7c6" style:font-name="JetBrains Mono" fo:font-size="12pt" fo:font-style="normal" fo:font-weight="normal" style:font-size-asian="12pt" style:font-style-asian="normal" style:font-weight-asian="normal"/>
    </style:style>
    <style:style style:name="T23" style:family="text">
      <style:text-properties fo:color="#6897bb" style:font-name="JetBrains Mono" fo:font-size="12pt" fo:font-style="normal" fo:font-weight="normal" style:font-size-asian="12pt" style:font-style-asian="normal" style:font-weight-asian="normal"/>
    </style:style>
    <style:style style:name="T24" style:family="text">
      <style:text-properties fo:color="#b9bcd1" style:font-name="JetBrains Mono" fo:font-size="12pt" fo:font-style="normal" fo:font-weight="normal" style:font-size-asian="12pt" style:font-style-asian="normal" style:font-weight-asian="normal"/>
    </style:style>
    <style:style style:name="T25" style:family="text">
      <style:text-properties fo:color="#808080" style:font-name="JetBrains Mono" fo:font-size="12pt" fo:font-style="normal" fo:font-weight="normal" style:font-size-asian="12pt" style:font-style-asian="normal" style:font-weight-asian="normal"/>
    </style:style>
    <style:style style:name="T2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Московский Авиационный Институт</text:p>
      <text:p text:style-name="P20">(Национальный Исследовательский Университет)</text:p>
      <text:p text:style-name="P20">Факультет информационных технологий и прикладной математики</text:p>
      <text:p text:style-name="P20">Кафедра вычислительной математики и программирования</text:p>
      <text:p text:style-name="P15"/>
      <text:p text:style-name="P15"/>
      <text:p text:style-name="P13"><text:span text:style-name="T4">Лабораторная работа №</text:span><text:span text:style-name="T6">2</text:span><text:span text:style-name="T4"> по курсу</text:span></text:p>
      <text:p text:style-name="P17">«Операционные системы»</text:p>
      <text:p text:style-name="P17"/>
      <text:p text:style-name="P13"/>
      <text:p text:style-name="P14"/>
      <text:p text:style-name="P1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/>
      <text:p text:style-name="P22"/>
      <text:p text:style-name="P22"/>
      <text:p text:style-name="P22"/>
      <text:p text:style-name="P22"/>
      <text:p text:style-name="P22"/>
      <text:p text:style-name="P6"><text:span text:style-name="T10">Студент: </text:span><text:span text:style-name="T16">Васютинский Вадим Александрович</text:span></text:p>
      <text:p text:style-name="P23"><text:span text:style-name="T10">Группа: М8О-</text:span><text:span text:style-name="T11">2</text:span><text:span text:style-name="T10">0</text:span><text:span text:style-name="T11">8</text:span><text:span text:style-name="T10">Б-</text:span><text:span text:style-name="T11">20</text:span></text:p>
      <text:p text:style-name="P23"><text:span text:style-name="T10">Вариант: </text:span><text:span text:style-name="T12">3</text:span></text:p>
      <text:p text:style-name="P4">Преподаватель: Миронов Евгений Сергеевич</text:p>
      <text:p text:style-name="P4">Оценка: ___________</text:p>
      <text:p text:style-name="P4">Дата: ___________</text:p>
      <text:p text:style-name="P4">Подпись: ___________</text:p>
      <text:p text:style-name="P5"/>
      <text:p text:style-name="P5"/>
      <text:p text:style-name="P5">Москва, 2021</text:p>
      <text:p text:style-name="P18"><text:soft-page-break/>Содержание</text:p>
      <text:list xml:id="list2153549537" text:style-name="WWNum12">
        <text:list-item text:start-value="1">
          <text:p text:style-name="P29">Репозиторий</text:p>
        </text:list-item>
        <text:list-item text:style-override="WWNum13">
          <text:p text:style-name="P30">Постановка задачи</text:p>
        </text:list-item>
        <text:list-item text:style-override="WWNum14">
          <text:p text:style-name="P31">Общие сведения о программе</text:p>
        </text:list-item>
        <text:list-item text:style-override="WWNum15">
          <text:p text:style-name="P32">Общий метод и алгоритм решения</text:p>
        </text:list-item>
        <text:list-item text:style-override="WWNum16">
          <text:p text:style-name="P33">Исходный код</text:p>
        </text:list-item>
        <text:list-item text:style-override="WWNum18">
          <text:p text:style-name="P34">Выводы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>Репозиторий</text:p>
      <text:p text:style-name="Standard_20__28_user_29_"><text:soft-page-break/><text:span text:style-name="Internet_20_link"><text:span text:style-name="T1">https://github.com/</text:span></text:span><text:span text:style-name="Internet_20_link"><text:span text:style-name="T2">GroundPeeker</text:span></text:span><text:span text:style-name="Internet_20_link"><text:span text:style-name="T1">/OS/tree/master/lab</text:span></text:span><text:span text:style-name="Internet_20_link"><text:span text:style-name="T3">2</text:span></text:span></text:p>
      <text:p text:style-name="P19"/>
      <text:p text:style-name="P18">Постановка задачи</text:p>
      <text:h text:style-name="P37" text:outline-level="2">Цель работы</text:h>
      <text:p text:style-name="P24">Приобретение практических навыков в:</text:p>
      <text:list xml:id="list4111947667" text:style-name="WWNum3">
        <text:list-item>
          <text:p text:style-name="P39">Управление процессами в ОС</text:p>
        </text:list-item>
        <text:list-item>
          <text:p text:style-name="P39">Обеспечение обмена данных между процессами посредством каналов</text:p>
        </text:list-item>
      </text:list>
      <text:h text:style-name="P38" text:outline-level="2">Задание</text:h>
      <text:p text:style-name="P42"><text:span text:style-name="T13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каналы (</text:span><text:span text:style-name="T14">pipe</text:span><text:span text:style-name="T13">). Необходимо обрабатывать системные ошибки, которые могут возникнуть в результате работы.</text:span></text:p>
      <text:p text:style-name="P42"/>
      <text:p text:style-name="P2">3 вариант) Пользователь вводит команды вида: «число число число&lt;endline&gt;». Далее эти числа</text:p>
      <text:p text:style-name="P2">передаются от родительского процесса в дочерний. Дочерний процесс производит деление</text:p>
      <text:p text:style-name="P2">первого числа, на последующие, а результат выводит в файл. Если происходит деление на 0, то</text:p>
      <text:p text:style-name="P2">тогда дочерний и родительский процесс завершают свою работу. Проверка деления на 0 должна</text:p>
      <text:p text:style-name="P2">осуществляться на стороне дочернего процесса. Числа имеют тип int. Количество чисел может</text:p>
      <text:p text:style-name="P2">быть произвольным.</text:p>
      <text:p text:style-name="P44"/>
      <text:p text:style-name="P10">Общие сведения о программе</text:p>
      <text:p text:style-name="P3"><text:span text:style-name="T1">Программа компилируется из файла </text:span><text:span text:style-name="T7">main</text:span><text:span text:style-name="T1">.</text:span><text:span text:style-name="T7">cpp</text:span><text:span text:style-name="T1">. Также используется заголовочные файлы: </text:span><text:span text:style-name="T7">unistd</text:span><text:span text:style-name="T1">.</text:span><text:span text:style-name="T7">h</text:span><text:span text:style-name="T1">, s</text:span><text:span text:style-name="T7">tdio</text:span><text:span text:style-name="T1">.</text:span><text:span text:style-name="T7">h</text:span><text:span text:style-name="T1"> , </text:span><text:span text:style-name="T7">stdlib</text:span><text:span text:style-name="T1">.</text:span><text:span text:style-name="T7">h</text:span><text:span text:style-name="T1">, </text:span><text:span text:style-name="T7">ctype</text:span><text:span text:style-name="T1">.</text:span><text:span text:style-name="T7">h</text:span><text:span text:style-name="T1">. В программе используются следующие системные вызовы:</text:span></text:p>
      <text:list xml:id="list3242831898" text:style-name="WWNum1">
        <text:list-item>
          <text:p text:style-name="P35"><text:span text:style-name="T9">fork</text:span><text:span text:style-name="T5"> </text:span><text:span text:style-name="T1">- создает копию текущего процесса, который является дочерним процессом для текущего процесса</text:span></text:p>
        </text:list-item>
        <text:list-item>
          <text:p text:style-name="P35"><text:span text:style-name="T9">pipe</text:span><text:span text:style-name="T5"> </text:span><text:span text:style-name="T1">- создаёт однонаправленный канал данных, который можно использовать для взаимодействия между процессами.</text:span></text:p>
        </text:list-item>
      </text:list>
      <text:p text:style-name="P8"/>
      <text:p text:style-name="P10"><text:soft-page-break/>Общий метод и алгоритм решения</text:p>
      <text:p text:style-name="P25">Для реализации поставленной задачи необходимо:</text:p>
      <text:list xml:id="list2509829895" text:style-name="WWNum2">
        <text:list-item>
          <text:p text:style-name="P36"><text:span text:style-name="T1">Изучить</text:span><text:span text:style-name="T7"> </text:span><text:span text:style-name="T1">принципы</text:span><text:span text:style-name="T7"> </text:span><text:span text:style-name="T1">работы</text:span><text:span text:style-name="T7"> fork, pip</text:span><text:span text:style-name="T8">e</text:span></text:p>
        </text:list-item>
        <text:list-item>
          <text:p text:style-name="P36"><text:span text:style-name="T1">Написать программу, которая будет работать с </text:span><text:span text:style-name="T2">2</text:span><text:span text:style-name="T1">-мя процессами: один родительский и </text:span><text:span text:style-name="T2">один</text:span><text:span text:style-name="T1"> дочерни</text:span><text:span text:style-name="T2">й</text:span><text:span text:style-name="T1">, процессы связываются между собой при помощи </text:span><text:span text:style-name="T7">pipe</text:span><text:span text:style-name="T1">.</text:span></text:p>
        </text:list-item>
      </text:list>
      <text:p text:style-name="P9"/>
      <text:p text:style-name="P10">Исходный код</text:p>
      <text:p text:style-name="P11">main.cpp</text:p>
      <text:p text:style-name="P16"/>
      <text:p text:style-name="P40"><text:span text:style-name="comment0_5f_c"><text:span text:style-name="T18">#include </text:span></text:span><text:span text:style-name="T19">&lt;stdio.h&gt;</text:span><text:line-break/><text:span text:style-name="T18">#include </text:span><text:span text:style-name="T19">&lt;unistd.h&gt;</text:span><text:line-break/><text:span text:style-name="T18">#include </text:span><text:span text:style-name="T19">&lt;ctype.h&gt;</text:span><text:line-break/><text:line-break/><text:span text:style-name="T20">int </text:span><text:span text:style-name="T21">main</text:span><text:span text:style-name="T22">() {</text:span><text:line-break/><text:span text:style-name="T22"> <text:s text:c="3"/></text:span><text:span text:style-name="T20">char </text:span><text:span text:style-name="T22">name[</text:span><text:span text:style-name="T23">3</text:span><text:span text:style-name="T22">]</text:span><text:span text:style-name="T20">;</text:span><text:line-break/><text:span text:style-name="T20"> <text:s text:c="3"/></text:span><text:span text:style-name="T22">scanf(</text:span><text:span text:style-name="T19">"%s"</text:span><text:span text:style-name="T20">, </text:span><text:span text:style-name="T22">name)</text:span><text:span text:style-name="T20">;</text:span><text:line-break/><text:span text:style-name="T20"> <text:s text:c="3"/></text:span><text:span text:style-name="T24">FILE </text:span><text:span text:style-name="T22">*fd = fopen(name</text:span><text:span text:style-name="T20">, </text:span><text:span text:style-name="T19">"w"</text:span><text:span text:style-name="T22">)</text:span><text:span text:style-name="T20">;</text:span><text:line-break/><text:span text:style-name="T20"> <text:s text:c="3"/>int </text:span><text:span text:style-name="T22">pipe1[</text:span><text:span text:style-name="T23">2</text:span><text:span text:style-name="T22">]</text:span><text:span text:style-name="T20">;</text:span><text:line-break/><text:span text:style-name="T20"> <text:s text:c="3"/>if </text:span><text:span text:style-name="T22">(pipe(pipe1) == -</text:span><text:span text:style-name="T23">1</text:span><text:span text:style-name="T22">) {</text:span><text:line-break/><text:span text:style-name="T22"> <text:s text:c="7"/>printf(</text:span><text:span text:style-name="T19">"Error piping"</text:span><text:span text:style-name="T22">)</text:span><text:span text:style-name="T20">;</text:span><text:line-break/><text:span text:style-name="T20"> <text:s text:c="7"/>return </text:span><text:span text:style-name="T23">1</text:span><text:span text:style-name="T20">;</text:span><text:line-break/><text:span text:style-name="T20"> <text:s text:c="3"/></text:span><text:span text:style-name="T22">}</text:span><text:line-break/><text:span text:style-name="T22"> <text:s text:c="3"/></text:span><text:span text:style-name="T20">int </text:span><text:span text:style-name="T22">pid = fork()</text:span><text:span text:style-name="T20">;</text:span><text:line-break/><text:span text:style-name="T20"> <text:s text:c="3"/>if </text:span><text:span text:style-name="T22">(pid == -</text:span><text:span text:style-name="T23">1</text:span><text:span text:style-name="T22">) {</text:span><text:line-break/><text:span text:style-name="T22"> <text:s text:c="7"/>printf(</text:span><text:span text:style-name="T19">"Error forking"</text:span><text:span text:style-name="T22">)</text:span><text:span text:style-name="T20">;</text:span><text:line-break/><text:span text:style-name="T20"> <text:s text:c="7"/>return </text:span><text:span text:style-name="T23">2</text:span><text:span text:style-name="T20">;</text:span><text:line-break/><text:span text:style-name="T20"> <text:s text:c="3"/></text:span><text:span text:style-name="T22">}</text:span><text:line-break/><text:span text:style-name="T22"> <text:s text:c="3"/></text:span><text:span text:style-name="T20">if </text:span><text:span text:style-name="T22">(pid != </text:span><text:span text:style-name="T23">0</text:span><text:span text:style-name="T22">) {</text:span><text:line-break/><text:span text:style-name="T22"> <text:s text:c="7"/></text:span><text:span text:style-name="T25">//close(pipe1[0]);</text:span><text:line-break/><text:span text:style-name="T25"> <text:s text:c="7"/></text:span><text:span text:style-name="T20">float </text:span><text:span text:style-name="T22">a1 = </text:span><text:span text:style-name="T23">0</text:span><text:span text:style-name="T20">;</text:span><text:line-break/><text:span text:style-name="T20"> <text:s text:c="7"/>float </text:span><text:span text:style-name="T22">a2 = </text:span><text:span text:style-name="T23">0</text:span><text:span text:style-name="T20">;</text:span><text:line-break/><text:span text:style-name="T20"> <text:s text:c="7"/>float </text:span><text:span text:style-name="T22">a3 = </text:span><text:span text:style-name="T23">0</text:span><text:span text:style-name="T20">;</text:span><text:line-break/><text:span text:style-name="T20"> <text:s text:c="7"/></text:span><text:span text:style-name="T22">scanf(</text:span><text:span text:style-name="T19">"%f %f %f"</text:span><text:span text:style-name="T20">, </text:span><text:span text:style-name="T22">&amp;a1</text:span><text:span text:style-name="T20">, </text:span><text:span text:style-name="T22">&amp;a2</text:span><text:span text:style-name="T20">, </text:span><text:span text:style-name="T22">&amp;a3)</text:span><text:span text:style-name="T20">;</text:span><text:line-break/><text:span text:style-name="T20"> <text:s text:c="7"/></text:span><text:span text:style-name="T22">write(pipe1[</text:span><text:span text:style-name="T23">1</text:span><text:span text:style-name="T22">]</text:span><text:span text:style-name="T20">, </text:span><text:span text:style-name="T22">&amp;a1</text:span><text:span text:style-name="T20">, sizeof</text:span><text:span text:style-name="T22">(</text:span><text:span text:style-name="T20">float</text:span><text:span text:style-name="T22">))</text:span><text:span text:style-name="T20">;</text:span><text:line-break/><text:span text:style-name="T20"> <text:s text:c="7"/></text:span><text:span text:style-name="T22">write(pipe1[</text:span><text:span text:style-name="T23">1</text:span><text:span text:style-name="T22">]</text:span><text:span text:style-name="T20">, </text:span><text:span text:style-name="T22">&amp;a2</text:span><text:span text:style-name="T20">, sizeof</text:span><text:span text:style-name="T22">(</text:span><text:span text:style-name="T20">float</text:span><text:span text:style-name="T22">))</text:span><text:span text:style-name="T20">;</text:span><text:line-break/><text:span text:style-name="T20"> <text:s text:c="7"/></text:span><text:span text:style-name="T22">write(pipe1[</text:span><text:span text:style-name="T23">1</text:span><text:span text:style-name="T22">]</text:span><text:span text:style-name="T20">, </text:span><text:span text:style-name="T22">&amp;a3</text:span><text:span text:style-name="T20">, sizeof</text:span><text:span text:style-name="T22">(</text:span><text:span text:style-name="T20">float</text:span><text:span text:style-name="T22">))</text:span><text:span text:style-name="T20">;</text:span><text:line-break/><text:span text:style-name="T20"> <text:s text:c="7"/></text:span><text:span text:style-name="T22">close(pipe1[</text:span><text:span text:style-name="T23">1</text:span><text:span text:style-name="T22">])</text:span><text:span text:style-name="T20">;</text:span><text:line-break/><text:span text:style-name="T20"> <text:s text:c="3"/></text:span><text:span text:style-name="T22">} </text:span><text:span text:style-name="T20">else </text:span><text:span text:style-name="T22">{</text:span><text:line-break/><text:span text:style-name="T22"> <text:s text:c="7"/></text:span><text:span text:style-name="T25">//close(pipe1[1]);</text:span><text:line-break/><text:span text:style-name="T25"> <text:s text:c="7"/></text:span><text:span text:style-name="T20">float </text:span><text:span text:style-name="T22">a1 = </text:span><text:span text:style-name="T23">0</text:span><text:span text:style-name="T20">;</text:span><text:line-break/><text:span text:style-name="T20"> <text:s text:c="7"/>float </text:span><text:span text:style-name="T22">a2 = </text:span><text:span text:style-name="T23">0</text:span><text:span text:style-name="T20">;</text:span><text:line-break/><text:span text:style-name="T20"> <text:s text:c="7"/>float </text:span><text:span text:style-name="T22">a3 = </text:span><text:span text:style-name="T23">0</text:span><text:span text:style-name="T20">;</text:span><text:line-break/><text:span text:style-name="T20"> <text:s text:c="7"/></text:span><text:span text:style-name="T22">read(pipe1[</text:span><text:span text:style-name="T23">0</text:span><text:span text:style-name="T22">]</text:span><text:span text:style-name="T20">, </text:span><text:span text:style-name="T22">&amp;a1</text:span><text:span text:style-name="T20">, sizeof</text:span><text:span text:style-name="T22">(</text:span><text:span text:style-name="T20">float</text:span><text:span text:style-name="T22">))</text:span><text:span text:style-name="T20">;</text:span><text:line-break/><text:soft-page-break/><text:span text:style-name="T20"> <text:s text:c="7"/></text:span><text:span text:style-name="T22">read(pipe1[</text:span><text:span text:style-name="T23">0</text:span><text:span text:style-name="T22">]</text:span><text:span text:style-name="T20">, </text:span><text:span text:style-name="T22">&amp;a2</text:span><text:span text:style-name="T20">, sizeof</text:span><text:span text:style-name="T22">(</text:span><text:span text:style-name="T20">float</text:span><text:span text:style-name="T22">))</text:span><text:span text:style-name="T20">;</text:span><text:line-break/><text:span text:style-name="T20"> <text:s text:c="7"/></text:span><text:span text:style-name="T22">read(pipe1[</text:span><text:span text:style-name="T23">0</text:span><text:span text:style-name="T22">]</text:span><text:span text:style-name="T20">, </text:span><text:span text:style-name="T22">&amp;a3</text:span><text:span text:style-name="T20">, sizeof</text:span><text:span text:style-name="T22">(</text:span><text:span text:style-name="T20">float</text:span><text:span text:style-name="T22">))</text:span><text:span text:style-name="T20">;</text:span><text:line-break/><text:span text:style-name="T20"> <text:s text:c="7"/>if </text:span><text:span text:style-name="T22">(a2 * a3 == </text:span><text:span text:style-name="T23">0</text:span><text:span text:style-name="T22">) {</text:span><text:line-break/><text:span text:style-name="T22"> <text:s text:c="11"/>printf(</text:span><text:span text:style-name="T19">"One of divisors is zero"</text:span><text:span text:style-name="T22">)</text:span><text:span text:style-name="T20">;</text:span><text:line-break/><text:span text:style-name="T20"> <text:s text:c="11"/>return </text:span><text:span text:style-name="T23">3</text:span><text:span text:style-name="T20">;</text:span><text:line-break/><text:span text:style-name="T20"> <text:s text:c="7"/></text:span><text:span text:style-name="T22">}</text:span><text:line-break/><text:span text:style-name="T22"> <text:s text:c="7"/>fprintf(fd</text:span><text:span text:style-name="T20">, </text:span><text:span text:style-name="T19">"%f"</text:span><text:span text:style-name="T20">, </text:span><text:span text:style-name="T22">a1 / (a2 * a3))</text:span><text:span text:style-name="T20">;</text:span><text:line-break/><text:span text:style-name="T20"> <text:s text:c="7"/></text:span><text:span text:style-name="T22">close(pipe1[</text:span><text:span text:style-name="T23">0</text:span><text:span text:style-name="T22">])</text:span><text:span text:style-name="T20">;</text:span><text:line-break/><text:span text:style-name="T20"> <text:s text:c="7"/></text:span><text:span text:style-name="T22">fclose(fd)</text:span><text:span text:style-name="T20">;</text:span><text:line-break/><text:span text:style-name="T20"> <text:s text:c="3"/></text:span><text:span text:style-name="T22">}</text:span><text:line-break/><text:span text:style-name="T22"> <text:s text:c="3"/></text:span><text:span text:style-name="T20">return </text:span><text:span text:style-name="T23">0</text:span><text:span text:style-name="T20">;</text:span><text:line-break/><text:span text:style-name="T22">}</text:span></text:p>
      <text:p text:style-name="P41"><text:span text:style-name="symbol0_5f_bash"/></text:p>
      <text:p text:style-name="P12"/>
      <text:p text:style-name="P27">Выводы</text:p>
      <text:p text:style-name="P26"/>
      <text:p text:style-name="P28">Существуют специальные системные вызовы(fork) для создания процессов, также существуют специальные каналы pipe, которые позволяют связать процессы и обмениваться данными при помощи этих pipe-ов. При использовании <text:s/>fork важно помнить, что фактически создается копию вашего текущего процесса и неправильная работа может привести к неожиданным результатам и последствиям, однако создание процессов очень удобно, когда вам нужно выполнять несколько действий параллельно. Также у каждого процесса есть свой id, по которому его можно определить. Также важно работать с чтением и записью из канала, помня что read, write возвращает количество успешно считанных/записанных байт и оно не обязательно равно тому значению, которое вы указали. Также важно не забывать закрывать pipe после завершения работы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swiss" style:font-pitch="variable" fo:font-size="16pt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in" fo:margin-bottom="0.111in" loext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_20__28_user_29_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3335in" fo:margin-bottom="0in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_20__28_user_29_" style:next-style-name="Standard_20__28_user_29_" style:auto-update="true" style:default-outline-level="" style:class="index">
      <style:paragraph-properties fo:margin-top="0.1665in" fo:margin-bottom="0.0835in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_20__28_user_29_" style:next-style-name="Standard_20__28_user_29_" style:auto-update="true" style:default-outline-level="" style:class="index">
      <style:paragraph-properties fo:margin-left="0.1528in" fo:margin-right="0in" fo:margin-top="0.0835in" fo:margin-bottom="0in" loext:contextual-spacing="false" fo:text-indent="0in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_20__28_user_29_" style:next-style-name="Standard_20__28_user_29_" style:auto-update="true" style:default-outline-level="" style:class="index">
      <style:paragraph-properties fo:margin-left="0.3055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_20__28_user_29_" style:next-style-name="Standard_20__28_user_29_" style:auto-update="true" style:default-outline-level="" style:class="index">
      <style:paragraph-properties fo:margin-left="0.4583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_20__28_user_29_" style:next-style-name="Standard_20__28_user_29_" style:auto-update="true" style:default-outline-level="" style:class="index">
      <style:paragraph-properties fo:margin-left="0.611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_20__28_user_29_" style:next-style-name="Standard_20__28_user_29_" style:auto-update="true" style:default-outline-level="" style:class="index">
      <style:paragraph-properties fo:margin-left="0.7638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_20__28_user_29_" style:next-style-name="Standard_20__28_user_29_" style:auto-update="true" style:default-outline-level="" style:class="index">
      <style:paragraph-properties fo:margin-left="0.9165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_20__28_user_29_" style:next-style-name="Standard_20__28_user_29_" style:auto-update="true" style:default-outline-level="" style:class="index">
      <style:paragraph-properties fo:margin-left="1.0693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_20__28_user_29_" style:next-style-name="Standard_20__28_user_29_" style:auto-update="true" style:default-outline-level="" style:class="index">
      <style:paragraph-properties fo:margin-left="1.222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fo:font-style="normal" fo:font-weight="bold"/>
    </style:style>
    <style:style style:name="keyword2_5f_bash" style:display-name="keyword2_bash" style:family="text">
      <style:text-properties fo:color="#7a0874" fo:font-style="normal" fo:font-weight="bold"/>
    </style:style>
    <style:style style:name="symbol0_5f_bash" style:display-name="symbol0_bash" style:family="text">
      <style:text-properties fo:color="#000000" fo:font-style="normal" fo:font-weight="bold"/>
    </style:style>
    <style:style style:name="comment0_5f_c" style:display-name="comment0_c" style:family="text">
      <style:text-properties fo:color="#339933" fo:font-style="normal" fo:font-weight="normal"/>
    </style:style>
    <style:style style:name="number_5f_c" style:display-name="number_c" style:family="text">
      <style:text-properties fo:color="#0000dd" fo:font-style="normal" fo:font-weight="normal"/>
    </style:style>
    <style:style style:name="keyword0_5f_c" style:display-name="keyword0_c" style:family="text">
      <style:text-properties fo:color="#b1b100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string_5f_c" style:display-name="string_c" style:family="text">
      <style:text-properties fo:color="#ff0000" fo:font-style="normal" fo:font-weight="normal"/>
    </style:style>
    <style:style style:name="escaped_5f_c" style:display-name="escaped_c" style:family="text">
      <style:text-properties fo:color="#000099" fo:font-style="normal" fo:font-weight="bold"/>
    </style:style>
    <style:style style:name="keyword2_5f_c" style:display-name="keyword2_c" style:family="text">
      <style:text-properties fo:color="#000066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2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5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5:25:00</meta:creation-date>
    <meta:initial-creator>sindchess@gmail.com</meta:initial-creator>
    <dc:language>ru-RU</dc:language>
    <dc:date>2022-01-11T22:53:32.096338545</dc:date>
    <meta:editing-cycles>9</meta:editing-cycles>
    <meta:editing-duration>PT1H23M54S</meta:editing-duration>
    <meta:generator>LibreOffice/6.4.7.2$Linux_X86_64 LibreOffice_project/40$Build-2</meta:generator>
    <meta:document-statistic meta:table-count="0" meta:image-count="0" meta:object-count="0" meta:page-count="5" meta:paragraph-count="50" meta:word-count="542" meta:character-count="4288" meta:non-whitespace-character-count="353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